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4.209cm"/>
    </style:style>
    <style:style style:name="co2" style:family="table-column">
      <style:table-column-properties fo:break-before="auto" style:column-width="3.143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7.352cm"/>
    </style:style>
    <style:style style:name="co5" style:family="table-column">
      <style:table-column-properties fo:break-before="auto" style:column-width="3.38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ext-properties style:font-name="Liberation Sans" style:font-name-asian="DejaVu Sans" style:font-name-complex="Lohit Hindi"/>
    </style:style>
    <style:style style:name="ta_extref" style:family="table">
      <style:table-properties table:display="false"/>
    </style:style>
    <style:style style:name="T1" style:family="text">
      <style:text-properties style:text-position="super 58%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>
            <text:p>STUDENT NAME</text:p>
          </table:table-cell>
          <table:table-cell table:style-name="ce1" office:value-type="string">
            <text:p>ROLL NUMBER</text:p>
          </table:table-cell>
          <table:table-cell table:style-name="ce1" office:value-type="string">
            <text:p>DATE</text:p>
          </table:table-cell>
          <table:table-cell table:style-name="ce1" office:value-type="string">
            <text:p>ACTIVITY CODE</text:p>
          </table:table-cell>
          <table:table-cell table:style-name="ce1" office:value-type="string">
            <text:p>HOURS WORKED</text:p>
          </table:table-cell>
        </table:table-row>
        <table:table-row table:style-name="ro2">
          <table:table-cell office:value-type="string">
            <text:p>Ishleen Kaur</text:p>
          </table:table-cell>
          <table:table-cell office:value-type="string">
            <text:p>MT2011049</text:p>
          </table:table-cell>
          <table:table-cell office:value-type="string">
            <text:p>20<text:span text:style-name="T1">th</text:span> January</text:p>
          </table:table-cell>
          <table:table-cell office:value-type="string">
            <text:p>Understanding of Project</text:p>
          </table:table-cell>
          <table:table-cell office:value-type="string">
            <text:p>1hr</text:p>
          </table:table-cell>
        </table:table-row>
        <table:table-row table:style-name="ro2">
          <table:table-cell office:value-type="string">
            <text:p>Divya Garg</text:p>
          </table:table-cell>
          <table:table-cell office:value-type="string">
            <text:p>MT2011040</text:p>
          </table:table-cell>
          <table:table-cell office:value-type="string">
            <text:p>20<text:span text:style-name="T1">th</text:span> January</text:p>
          </table:table-cell>
          <table:table-cell office:value-type="string">
            <text:p>Understanding of Project</text:p>
          </table:table-cell>
          <table:table-cell office:value-type="string">
            <text:p>1hr</text:p>
          </table:table-cell>
        </table:table-row>
        <table:table-row table:style-name="ro1">
          <table:table-cell office:value-type="string">
            <text:p>Dipali Kadam</text:p>
          </table:table-cell>
          <table:table-cell office:value-type="string">
            <text:p>MT2011058</text:p>
          </table:table-cell>
          <table:table-cell office:value-type="string">
            <text:p>20th January</text:p>
          </table:table-cell>
          <table:table-cell office:value-type="string">
            <text:p>Understanding of Project</text:p>
          </table:table-cell>
          <table:table-cell office:value-type="string">
            <text:p>1hr</text:p>
          </table:table-cell>
        </table:table-row>
        <table:table-row table:style-name="ro1">
          <table:table-cell office:value-type="string">
            <text:p>Prabha Satya</text:p>
          </table:table-cell>
          <table:table-cell office:value-type="string">
            <text:p>MT2011002</text:p>
          </table:table-cell>
          <table:table-cell office:value-type="string">
            <text:p>20th January</text:p>
          </table:table-cell>
          <table:table-cell office:value-type="string">
            <text:p>Understanding of Project</text:p>
          </table:table-cell>
          <table:table-cell office:value-type="string">
            <text:p>1hr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2">
          <table:table-cell office:value-type="string">
            <text:p>Ishleen Kaur</text:p>
          </table:table-cell>
          <table:table-cell office:value-type="string">
            <text:p>MT2011049</text:p>
          </table:table-cell>
          <table:table-cell office:value-type="string">
            <text:p>21<text:span text:style-name="T1">st</text:span> January</text:p>
          </table:table-cell>
          <table:table-cell office:value-type="string">
            <text:p>No work</text:p>
          </table:table-cell>
          <table:table-cell/>
        </table:table-row>
        <table:table-row table:style-name="ro2">
          <table:table-cell office:value-type="string">
            <text:p>Divya Garg</text:p>
          </table:table-cell>
          <table:table-cell office:value-type="string">
            <text:p>MT2011040</text:p>
          </table:table-cell>
          <table:table-cell office:value-type="string">
            <text:p>21<text:span text:style-name="T1">st</text:span> January</text:p>
          </table:table-cell>
          <table:table-cell office:value-type="string">
            <text:p>No work</text:p>
          </table:table-cell>
          <table:table-cell/>
        </table:table-row>
        <table:table-row table:style-name="ro2">
          <table:table-cell office:value-type="string">
            <text:p>Dipali Kadam</text:p>
          </table:table-cell>
          <table:table-cell office:value-type="string">
            <text:p>MT2011058</text:p>
          </table:table-cell>
          <table:table-cell office:value-type="string">
            <text:p>21<text:span text:style-name="T1">st</text:span> January</text:p>
          </table:table-cell>
          <table:table-cell office:value-type="string">
            <text:p>No work</text:p>
          </table:table-cell>
          <table:table-cell/>
        </table:table-row>
        <table:table-row table:style-name="ro2">
          <table:table-cell office:value-type="string">
            <text:p>Prabha Satya</text:p>
          </table:table-cell>
          <table:table-cell office:value-type="string">
            <text:p>MT2011002</text:p>
          </table:table-cell>
          <table:table-cell office:value-type="string">
            <text:p>21<text:span text:style-name="T1">st</text:span> January</text:p>
          </table:table-cell>
          <table:table-cell office:value-type="string">
            <text:p>No work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2">
          <table:table-cell office:value-type="string">
            <text:p>Ishleen Kaur</text:p>
          </table:table-cell>
          <table:table-cell office:value-type="string">
            <text:p>MT2011049</text:p>
          </table:table-cell>
          <table:table-cell office:value-type="string">
            <text:p>22<text:span text:style-name="T1">nd</text:span> January</text:p>
          </table:table-cell>
          <table:table-cell office:value-type="string">
            <text:p>Started making Use Cases on paper</text:p>
          </table:table-cell>
          <table:table-cell office:value-type="string">
            <text:p>1.5hr</text:p>
          </table:table-cell>
        </table:table-row>
        <table:table-row table:style-name="ro2">
          <table:table-cell office:value-type="string">
            <text:p>Divya Garg</text:p>
          </table:table-cell>
          <table:table-cell office:value-type="string">
            <text:p>MT2011040</text:p>
          </table:table-cell>
          <table:table-cell office:value-type="string">
            <text:p>22<text:span text:style-name="T1">nd</text:span> January</text:p>
          </table:table-cell>
          <table:table-cell office:value-type="string">
            <text:p>Started making Use Cases on paper</text:p>
          </table:table-cell>
          <table:table-cell office:value-type="string">
            <text:p>1.5hr</text:p>
          </table:table-cell>
        </table:table-row>
        <table:table-row table:style-name="ro2">
          <table:table-cell office:value-type="string">
            <text:p>Dipali Kadam</text:p>
          </table:table-cell>
          <table:table-cell office:value-type="string">
            <text:p>MT2011058</text:p>
          </table:table-cell>
          <table:table-cell office:value-type="string">
            <text:p>22<text:span text:style-name="T1">nd</text:span> January</text:p>
          </table:table-cell>
          <table:table-cell office:value-type="string">
            <text:p>Search of tool for making Use Cases</text:p>
          </table:table-cell>
          <table:table-cell office:value-type="string">
            <text:p>1hr</text:p>
          </table:table-cell>
        </table:table-row>
        <table:table-row table:style-name="ro2">
          <table:table-cell office:value-type="string">
            <text:p>Prabha Satya</text:p>
          </table:table-cell>
          <table:table-cell office:value-type="string">
            <text:p>MT2011002</text:p>
          </table:table-cell>
          <table:table-cell office:value-type="string">
            <text:p>22<text:span text:style-name="T1">nd</text:span> January</text:p>
          </table:table-cell>
          <table:table-cell office:value-type="string">
            <text:p>Search of tool for making Use Cases</text:p>
          </table:table-cell>
          <table:table-cell office:value-type="string">
            <text:p>1hr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2">
          <table:table-cell office:value-type="string">
            <text:p>Ishleen Kaur</text:p>
          </table:table-cell>
          <table:table-cell office:value-type="string">
            <text:p>MT2011049</text:p>
          </table:table-cell>
          <table:table-cell office:value-type="string">
            <text:p>23<text:span text:style-name="T1">rd</text:span> January</text:p>
          </table:table-cell>
          <table:table-cell office:value-type="string">
            <text:p>Started with SE documentation</text:p>
          </table:table-cell>
          <table:table-cell office:value-type="string">
            <text:p>.5hr</text:p>
          </table:table-cell>
        </table:table-row>
        <table:table-row table:style-name="ro2">
          <table:table-cell office:value-type="string">
            <text:p>Divya Garg</text:p>
          </table:table-cell>
          <table:table-cell office:value-type="string">
            <text:p>MT2011040</text:p>
          </table:table-cell>
          <table:table-cell office:value-type="string">
            <text:p>23<text:span text:style-name="T1">rd</text:span> January</text:p>
          </table:table-cell>
          <table:table-cell office:value-type="string">
            <text:p>Started with SE documentation</text:p>
          </table:table-cell>
          <table:table-cell office:value-type="string">
            <text:p>.5hr</text:p>
          </table:table-cell>
        </table:table-row>
        <table:table-row table:style-name="ro2">
          <table:table-cell office:value-type="string">
            <text:p>Dipali Kadam</text:p>
          </table:table-cell>
          <table:table-cell office:value-type="string">
            <text:p>MT2011058</text:p>
          </table:table-cell>
          <table:table-cell office:value-type="string">
            <text:p>23<text:span text:style-name="T1">rd</text:span> January</text:p>
          </table:table-cell>
          <table:table-cell office:value-type="string">
            <text:p>Learning how to work on dia tool</text:p>
          </table:table-cell>
          <table:table-cell office:value-type="string">
            <text:p>.5hr</text:p>
          </table:table-cell>
        </table:table-row>
        <table:table-row table:style-name="ro2">
          <table:table-cell office:value-type="string">
            <text:p>Prabha Satya</text:p>
          </table:table-cell>
          <table:table-cell office:value-type="string">
            <text:p>MT2011002</text:p>
          </table:table-cell>
          <table:table-cell office:value-type="string">
            <text:p>23<text:span text:style-name="T1">rd</text:span> January</text:p>
          </table:table-cell>
          <table:table-cell office:value-type="string">
            <text:p>Learning how to work on dia tool</text:p>
          </table:table-cell>
          <table:table-cell office:value-type="string">
            <text:p>.5hr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2">
          <table:table-cell office:value-type="string">
            <text:p>Ishleen Kaur</text:p>
          </table:table-cell>
          <table:table-cell office:value-type="string">
            <text:p>MT2011049</text:p>
          </table:table-cell>
          <table:table-cell office:value-type="string">
            <text:p>24<text:span text:style-name="T1">th</text:span> January</text:p>
          </table:table-cell>
          <table:table-cell office:value-type="string">
            <text:p>No work</text:p>
          </table:table-cell>
          <table:table-cell/>
        </table:table-row>
        <table:table-row table:style-name="ro2">
          <table:table-cell office:value-type="string">
            <text:p>Divya Garg</text:p>
          </table:table-cell>
          <table:table-cell office:value-type="string">
            <text:p>MT2011040</text:p>
          </table:table-cell>
          <table:table-cell office:value-type="string">
            <text:p>24<text:span text:style-name="T1">th</text:span> January</text:p>
          </table:table-cell>
          <table:table-cell office:value-type="string">
            <text:p>No work</text:p>
          </table:table-cell>
          <table:table-cell/>
        </table:table-row>
        <table:table-row table:style-name="ro2">
          <table:table-cell office:value-type="string">
            <text:p>Dipali Kadam</text:p>
          </table:table-cell>
          <table:table-cell office:value-type="string">
            <text:p>MT2011058</text:p>
          </table:table-cell>
          <table:table-cell office:value-type="string">
            <text:p>24<text:span text:style-name="T1">th</text:span> January</text:p>
          </table:table-cell>
          <table:table-cell office:value-type="string">
            <text:p>No work</text:p>
          </table:table-cell>
          <table:table-cell/>
        </table:table-row>
        <table:table-row table:style-name="ro2">
          <table:table-cell office:value-type="string">
            <text:p>Prabha Satya</text:p>
          </table:table-cell>
          <table:table-cell office:value-type="string">
            <text:p>MT2011002</text:p>
          </table:table-cell>
          <table:table-cell office:value-type="string">
            <text:p>24<text:span text:style-name="T1">th</text:span> January</text:p>
          </table:table-cell>
          <table:table-cell office:value-type="string">
            <text:p>No work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2">
          <table:table-cell office:value-type="string">
            <text:p>Ishleen Kaur</text:p>
          </table:table-cell>
          <table:table-cell office:value-type="string">
            <text:p>MT2011049</text:p>
          </table:table-cell>
          <table:table-cell office:value-type="string">
            <text:p>25<text:span text:style-name="T1">th</text:span> January</text:p>
          </table:table-cell>
          <table:table-cell office:value-type="string">
            <text:p>Started making Use Case Diagrams on tool</text:p>
          </table:table-cell>
          <table:table-cell office:value-type="string">
            <text:p>1hr</text:p>
          </table:table-cell>
        </table:table-row>
        <table:table-row table:style-name="ro2">
          <table:table-cell office:value-type="string">
            <text:p>Divya Garg</text:p>
          </table:table-cell>
          <table:table-cell office:value-type="string">
            <text:p>MT2011040</text:p>
          </table:table-cell>
          <table:table-cell office:value-type="string">
            <text:p>25<text:span text:style-name="T1">th</text:span> January</text:p>
          </table:table-cell>
          <table:table-cell office:value-type="string">
            <text:p>Started making Use Case Diagrams on tool</text:p>
          </table:table-cell>
          <table:table-cell office:value-type="string">
            <text:p>1hr</text:p>
          </table:table-cell>
        </table:table-row>
        <table:table-row table:style-name="ro2">
          <table:table-cell office:value-type="string">
            <text:p>Dipali Kadam</text:p>
          </table:table-cell>
          <table:table-cell office:value-type="string">
            <text:p>MT2011058</text:p>
          </table:table-cell>
          <table:table-cell office:value-type="string">
            <text:p>25<text:span text:style-name="T1">th</text:span> January</text:p>
          </table:table-cell>
          <table:table-cell office:value-type="string">
            <text:p>No work</text:p>
          </table:table-cell>
          <table:table-cell/>
        </table:table-row>
        <table:table-row table:style-name="ro2">
          <table:table-cell office:value-type="string">
            <text:p>Prabha Satya</text:p>
          </table:table-cell>
          <table:table-cell office:value-type="string">
            <text:p>MT2011002</text:p>
          </table:table-cell>
          <table:table-cell office:value-type="string">
            <text:p>25<text:span text:style-name="T1">th</text:span> January</text:p>
          </table:table-cell>
          <table:table-cell office:value-type="string">
            <text:p>No work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2">
          <table:table-cell office:value-type="string">
            <text:p>Ishleen Kaur</text:p>
          </table:table-cell>
          <table:table-cell office:value-type="string">
            <text:p>MT2011049</text:p>
          </table:table-cell>
          <table:table-cell office:value-type="string">
            <text:p>26<text:span text:style-name="T1">th</text:span> January</text:p>
          </table:table-cell>
          <table:table-cell office:value-type="string">
            <text:p>No work</text:p>
          </table:table-cell>
          <table:table-cell/>
        </table:table-row>
        <table:table-row table:style-name="ro2">
          <table:table-cell office:value-type="string">
            <text:p>Divya Garg</text:p>
          </table:table-cell>
          <table:table-cell office:value-type="string">
            <text:p>MT2011040</text:p>
          </table:table-cell>
          <table:table-cell office:value-type="string">
            <text:p>26<text:span text:style-name="T1">th</text:span> January</text:p>
          </table:table-cell>
          <table:table-cell office:value-type="string">
            <text:p>No work</text:p>
          </table:table-cell>
          <table:table-cell/>
        </table:table-row>
        <table:table-row table:style-name="ro2">
          <table:table-cell office:value-type="string">
            <text:p>Dipali Kadam</text:p>
          </table:table-cell>
          <table:table-cell office:value-type="string">
            <text:p>MT2011058</text:p>
          </table:table-cell>
          <table:table-cell office:value-type="string">
            <text:p>26<text:span text:style-name="T1">th</text:span> January</text:p>
          </table:table-cell>
          <table:table-cell office:value-type="string">
            <text:p>Started making Use Case Diagrams on tool</text:p>
          </table:table-cell>
          <table:table-cell office:value-type="string">
            <text:p>1hr</text:p>
          </table:table-cell>
        </table:table-row>
        <table:table-row table:style-name="ro2">
          <table:table-cell office:value-type="string">
            <text:p>Prabha Satya</text:p>
          </table:table-cell>
          <table:table-cell office:value-type="string">
            <text:p>MT2011002</text:p>
          </table:table-cell>
          <table:table-cell office:value-type="string">
            <text:p>26<text:span text:style-name="T1">th</text:span> January</text:p>
          </table:table-cell>
          <table:table-cell office:value-type="string">
            <text:p>Started making Use Case Diagrams on tool</text:p>
          </table:table-cell>
          <table:table-cell office:value-type="string">
            <text:p>1hr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2">
          <table:table-cell office:value-type="string">
            <text:p>Ishleen Kaur</text:p>
          </table:table-cell>
          <table:table-cell office:value-type="string">
            <text:p>MT2011049</text:p>
          </table:table-cell>
          <table:table-cell office:value-type="string">
            <text:p>27<text:span text:style-name="T1">th</text:span> January</text:p>
          </table:table-cell>
          <table:table-cell office:value-type="string">
            <text:p>Submission of 1<text:span text:style-name="T1">st</text:span> milestone</text:p>
          </table:table-cell>
          <table:table-cell/>
        </table:table-row>
        <table:table-row table:style-name="ro2">
          <table:table-cell office:value-type="string">
            <text:p>Divya Garg</text:p>
          </table:table-cell>
          <table:table-cell office:value-type="string">
            <text:p>MT2011040</text:p>
          </table:table-cell>
          <table:table-cell office:value-type="string">
            <text:p>27<text:span text:style-name="T1">th</text:span> January</text:p>
          </table:table-cell>
          <table:table-cell office:value-type="string">
            <text:p>Submission of 1<text:span text:style-name="T1">st</text:span> milestone</text:p>
          </table:table-cell>
          <table:table-cell/>
        </table:table-row>
        <table:table-row table:style-name="ro2">
          <table:table-cell office:value-type="string">
            <text:p>Dipali Kadam</text:p>
          </table:table-cell>
          <table:table-cell office:value-type="string">
            <text:p>MT2011058</text:p>
          </table:table-cell>
          <table:table-cell office:value-type="string">
            <text:p>27<text:span text:style-name="T1">th</text:span> January</text:p>
          </table:table-cell>
          <table:table-cell table:style-name="ce2" office:value-type="string">
            <text:p>Submission of 1<text:span text:style-name="T1">st</text:span> milestone</text:p>
          </table:table-cell>
          <table:table-cell/>
        </table:table-row>
        <table:table-row table:style-name="ro2">
          <table:table-cell office:value-type="string">
            <text:p>Prabha Satya</text:p>
          </table:table-cell>
          <table:table-cell office:value-type="string">
            <text:p>MT2011002</text:p>
          </table:table-cell>
          <table:table-cell office:value-type="string">
            <text:p>27<text:span text:style-name="T1">th</text:span> January</text:p>
          </table:table-cell>
          <table:table-cell table:style-name="ce2" office:value-type="string">
            <text:p>Submission of 1<text:span text:style-name="T1">st</text:span> milestone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2">
          <table:table-cell office:value-type="string">
            <text:p>Ishleen Kaur</text:p>
          </table:table-cell>
          <table:table-cell office:value-type="string">
            <text:p>MT2011049</text:p>
          </table:table-cell>
          <table:table-cell office:value-type="string">
            <text:p>28<text:span text:style-name="T1">th</text:span> January</text:p>
          </table:table-cell>
          <table:table-cell office:value-type="string">
            <text:p>No work</text:p>
          </table:table-cell>
          <table:table-cell/>
        </table:table-row>
        <table:table-row table:style-name="ro2">
          <table:table-cell office:value-type="string">
            <text:p>Divya Garg</text:p>
          </table:table-cell>
          <table:table-cell office:value-type="string">
            <text:p>MT2011040</text:p>
          </table:table-cell>
          <table:table-cell office:value-type="string">
            <text:p>28<text:span text:style-name="T1">th</text:span> January</text:p>
          </table:table-cell>
          <table:table-cell office:value-type="string">
            <text:p>No work</text:p>
          </table:table-cell>
          <table:table-cell/>
        </table:table-row>
        <table:table-row table:style-name="ro2">
          <table:table-cell office:value-type="string">
            <text:p>Dipali Kadam</text:p>
          </table:table-cell>
          <table:table-cell office:value-type="string">
            <text:p>MT2011058</text:p>
          </table:table-cell>
          <table:table-cell office:value-type="string">
            <text:p>28<text:span text:style-name="T1">th</text:span> January</text:p>
          </table:table-cell>
          <table:table-cell table:style-name="ce2" office:value-type="string">
            <text:p>No work</text:p>
          </table:table-cell>
          <table:table-cell/>
        </table:table-row>
        <table:table-row table:style-name="ro2">
          <table:table-cell office:value-type="string">
            <text:p>Prabha Satya</text:p>
          </table:table-cell>
          <table:table-cell office:value-type="string">
            <text:p>MT2011002</text:p>
          </table:table-cell>
          <table:table-cell office:value-type="string">
            <text:p>28<text:span text:style-name="T1">th</text:span> January</text:p>
          </table:table-cell>
          <table:table-cell table:style-name="ce2" office:value-type="string">
            <text:p>No work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2">
          <table:table-cell office:value-type="string">
            <text:p>Ishleen Kaur</text:p>
          </table:table-cell>
          <table:table-cell office:value-type="string">
            <text:p>MT2011049</text:p>
          </table:table-cell>
          <table:table-cell office:value-type="string">
            <text:p>29<text:span text:style-name="T1">th</text:span> January</text:p>
          </table:table-cell>
          <table:table-cell office:value-type="string">
            <text:p>SE Documentation</text:p>
          </table:table-cell>
          <table:table-cell office:value-type="string">
            <text:p>2hr</text:p>
          </table:table-cell>
        </table:table-row>
        <table:table-row table:style-name="ro2">
          <table:table-cell office:value-type="string">
            <text:p>Divya Garg</text:p>
          </table:table-cell>
          <table:table-cell office:value-type="string">
            <text:p>MT2011040</text:p>
          </table:table-cell>
          <table:table-cell office:value-type="string">
            <text:p>29<text:span text:style-name="T1">th</text:span> January</text:p>
          </table:table-cell>
          <table:table-cell office:value-type="string">
            <text:p>SE Documentation</text:p>
          </table:table-cell>
          <table:table-cell office:value-type="string">
            <text:p>2hr</text:p>
          </table:table-cell>
        </table:table-row>
        <table:table-row table:style-name="ro2">
          <table:table-cell office:value-type="string">
            <text:p>Dipali Kadam</text:p>
          </table:table-cell>
          <table:table-cell office:value-type="string">
            <text:p>MT2011058</text:p>
          </table:table-cell>
          <table:table-cell office:value-type="string">
            <text:p>29<text:span text:style-name="T1">th</text:span> January</text:p>
          </table:table-cell>
          <table:table-cell table:style-name="ce2" office:value-type="string">
            <text:p>SE Documentation</text:p>
          </table:table-cell>
          <table:table-cell office:value-type="string">
            <text:p>2hr</text:p>
          </table:table-cell>
        </table:table-row>
        <table:table-row table:style-name="ro2">
          <table:table-cell office:value-type="string">
            <text:p>Prabha Satya</text:p>
          </table:table-cell>
          <table:table-cell office:value-type="string">
            <text:p>MT2011002</text:p>
          </table:table-cell>
          <table:table-cell office:value-type="string">
            <text:p>29<text:span text:style-name="T1">th</text:span> January</text:p>
          </table:table-cell>
          <table:table-cell table:style-name="ce2" office:value-type="string">
            <text:p>Setup of the GIT Hub</text:p>
          </table:table-cell>
          <table:table-cell office:value-type="string">
            <text:p>1hr</text:p>
          </table:table-cell>
        </table:table-row>
      </table:table>
      <table:table table:name="Sheet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30">30/01/2012</text:date>, <text:time>02:21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ishleen </meta:initial-creator>
    <meta:creation-date>2012-01-30T01:41:00</meta:creation-date>
    <dc:date>2012-01-30T02:21:43</dc:date>
    <dc:creator>ishleen </dc:creator>
    <meta:editing-duration>PT00H09M03S</meta:editing-duration>
    <meta:editing-cycles>2</meta:editing-cycles>
    <meta:generator>OpenOffice.org/3.2$Unix OpenOffice.org_project/320m19$Build-9505</meta:generator>
    <meta:document-statistic meta:table-count="3" meta:cell-count="185" meta:object-count="0"/>
  </office:meta>
</office:document-meta>
</file>